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102.61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82.44pt"/>
    </style:style>
    <style:style style:name="ro3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61pt" fo:break-before="auto" style:use-optimal-row-height="true"/>
    </style:style>
    <style:style style:name="ro5" style:family="table-row">
      <style:table-row-properties style:row-height="26.79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4pt" fo:font-style="italic" style:text-underline-style="none" style:font-size-asian="14pt" style:font-style-asian="italic" style:font-size-complex="14pt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4pt" fo:font-style="italic" style:text-underline-style="none" style:font-size-asian="14pt" style:font-style-asian="italic" style:font-size-complex="14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Default"/>
        <table:table-column table:style-name="co2" table:number-columns-repeated="12" table:default-cell-style-name="Default"/>
        <table:table-row table:style-name="ro5">
          <table:table-cell table:style-name="ce1" office:value-type="string" calcext:value-type="string">
            <text:p>Blocks</text:p>
          </table:table-cell>
          <table:table-cell table:number-columns-repeated="9"/>
          <table:table-cell table:style-name="ce9" office:value-type="string" calcext:value-type="string">
            <text:p>Spanish</text:p>
          </table:table-cell>
          <table:table-cell table:style-name="ce9" office:value-type="string" calcext:value-type="string">
            <text:p>German</text:p>
          </table:table-cell>
          <table:table-cell table:style-name="ce9" office:value-type="string" calcext:value-type="string">
            <text:p>Dutch</text:p>
          </table:table-cell>
        </table:table-row>
        <table:table-row table:style-name="ro2">
          <table:table-cell office:value-type="string" calcext:value-type="string">
            <text:p>RELIABLE SHIP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nternationa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ETTED VENDOR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reened and checked vendor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AFE SHOP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arious payment option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NLINE SUPPOR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se our Chat function (bottom right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* OEM Part Numb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Y ACCOUN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rder Histor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sh Lis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ewslet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USTOMER SERVI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y Accoun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ntact U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urn Polic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endor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NFORM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egal noti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vacy Polic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erms &amp; Condition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ovider Information/Impressu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AQ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pyright . All rights reserved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is site is still under construction <text:s/>- soon to be launch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e Widest Selection &lt;span&gt;Of Industrial Par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 SHOP FEATURED PRODUCTS 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ese are examples of the type of parts we have availab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ydraulic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op No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neumatica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lectrical Par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racke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ransmission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lient Feedbac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 Our Testimonials 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nternational Business Developmen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“Finally there is a platform to make our lives easier and find spare parts at competitive prices. The team at YourSpareParts is from our industry and understand what we need”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RC Consult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“The purchase convenience and reliable shipping is what made us decide to use YourSpareParts as our one-stop shop for spare parts.”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ity of Antwer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“This is the first time, as a professional purchaser, to find parts for our diverse fleet on one platform”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 SHOP FEATURED MACHINERY 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ese are examples of the machinery for which we have parts availab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N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INTENAN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R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OP NO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RUCK-MOUN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WEEP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RUCK-MOUNTED SWEEP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FU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LLECTO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P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WEEPER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y Wish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List</text:p>
          </table:table-cell>
          <table:table-cell table:number-columns-repeated="12"/>
        </table:table-row>
        <table:table-row table:style-name="ro6">
          <table:table-cell table:style-name="ce8" office:value-type="string" calcext:value-type="string">
            <text:p>Searching for a favorite brand? Browse the list below to find just the label you're looking for!</text:p>
          </table:table-cell>
          <table:table-cell table:number-columns-repeated="12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3">
          <table:table-cell table:style-name="ce9" office:value-type="string" calcext:value-type="string">
            <text:p>Categories</text:p>
          </table:table-cell>
          <table:table-cell table:style-name="ce9" office:value-type="string" calcext:value-type="string">
            <text:p>Spanish</text:p>
          </table:table-cell>
          <table:table-cell table:style-name="ce9" office:value-type="string" calcext:value-type="string">
            <text:p>German</text:p>
          </table:table-cell>
          <table:table-cell table:style-name="ce9" office:value-type="string" calcext:value-type="string">
            <text:p>Dutch</text:p>
          </table:table-cell>
          <table:table-cell table:style-name="ce9" table:number-columns-repeated="1020"/>
        </table:table-row>
        <table:table-row table:style-name="ro2">
          <table:table-cell office:value-type="string" calcext:value-type="string">
            <text:p>H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ut 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ct 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s Search Help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Blog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15:12:33.664818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4T13:02:53.666121792</meta:creation-date>
    <meta:generator>LibreOffice/6.0.7.3$Linux_X86_64 LibreOffice_project/00m0$Build-3</meta:generator>
    <dc:date>2022-07-04T15:13:11.066591593</dc:date>
    <meta:editing-duration>PT37M12S</meta:editing-duration>
    <meta:editing-cycles>7</meta:editing-cycles>
    <meta:document-statistic meta:table-count="2" meta:cell-count="74" meta:object-count="0"/>
  </office:meta>
</office:document-meta>
</file>